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72df1" style:font-size-asian="10pt" style:font-size-complex="10pt"/>
    </style:style>
    <style:style style:name="P2" style:family="paragraph" style:parent-style-name="Header">
      <style:text-properties fo:font-size="10pt" officeooo:rsid="001adc7e" officeooo:paragraph-rsid="00072df1" style:font-size-asian="10pt" style:font-size-complex="10pt"/>
    </style:style>
    <style:style style:name="P3" style:family="paragraph" style:parent-style-name="Standard">
      <style:text-properties officeooo:paragraph-rsid="00072df1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26pt" fo:font-weight="bold" officeooo:paragraph-rsid="00072df1" style:font-size-asian="26pt" style:font-weight-asian="bold" style:font-size-complex="26pt"/>
    </style:style>
    <style:style style:name="P5" style:family="paragraph" style:parent-style-name="Standard">
      <style:text-properties officeooo:rsid="000cc37b" officeooo:paragraph-rsid="000cc37b"/>
    </style:style>
    <style:style style:name="P6" style:family="paragraph" style:parent-style-name="Standard">
      <style:paragraph-properties>
        <style:tab-stops>
          <style:tab-stop style:position="4.604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4.604cm"/>
        </style:tab-stops>
      </style:paragraph-properties>
    </style:style>
    <style:style style:name="P8" style:family="paragraph" style:parent-style-name="Heading_20_1">
      <style:text-properties officeooo:paragraph-rsid="00072df1"/>
    </style:style>
    <style:style style:name="T1" style:family="text">
      <style:text-properties officeooo:rsid="0010e78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d6bc"/>
    </style:style>
    <style:style style:name="T4" style:family="text">
      <style:text-properties officeooo:rsid="000cc3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<text:span text:style-name="T1">10</text:span> : <text:span text:style-name="T1">Palettier</text:span></text:p>
      <text:p text:style-name="Standard"/>
      <text:h text:style-name="P8" text:outline-level="1">Démarche guidée</text:h>
      <text:h text:style-name="Heading_20_2" text:outline-level="2">Rechercher les caractéristiques de la palette chargée</text:h>
      <text:p text:style-name="P3">Poids de la charge <text:tab/>= Nombre de cartons sur la palette (4x16) x poids d'un carton</text:p>
      <text:p text:style-name="P3"><text:tab/>= 64 colis x 12 kg</text:p>
      <text:p text:style-name="P3"><text:tab/>= 768 kg</text:p>
      <text:p text:style-name="P3"/>
      <text:p text:style-name="P3">Poids d'une palette vide : 30 kg</text:p>
      <text:p text:style-name="P3"/>
      <text:p text:style-name="P3">Donc le poids d'une palette chargée sera de : 768 + 30 = <text:span text:style-name="T2">798 kg</text:span></text:p>
      <text:p text:style-name="P3"/>
      <text:h text:style-name="Heading_20_2" text:outline-level="2">Hauteur d'une palette chargée : </text:h>
      <text:p text:style-name="P3">Hauteur de la charge = Nombre de lits x Hauteur d'un lit (30 cm)</text:p>
      <text:p text:style-name="P3"><text:tab/>= 4 lits x 300 mm</text:p>
      <text:p text:style-name="P3"><text:tab/>= 1200 mm</text:p>
      <text:p text:style-name="P3"/>
      <text:p text:style-name="P3">Hauteur de palette vide : 150 mm</text:p>
      <text:p text:style-name="P3"/>
      <text:p text:style-name="P3">Donc la hauteur d'une palette chargée sera de : 1200 + 150 = <text:span text:style-name="T2">1350 mm</text:span></text:p>
      <text:p text:style-name="P3"/>
      <text:h text:style-name="Heading_20_2" text:outline-level="2">Rechercher les caractéristiques et choisir un type de lisse </text:h>
      <text:h text:style-name="Heading_20_3" text:outline-level="3">Longueur d'une lisse :</text:h>
      <text:p text:style-name="P3">Longueur <text:span text:style-name="T3">espace palette</text:span> = Façade d'une palette + marge horizontale par palette</text:p>
      <text:p text:style-name="P3"><text:tab/>= 800 mm + 100 mm</text:p>
      <text:p text:style-name="P3"><text:tab/>= 900 mm</text:p>
      <text:p text:style-name="P3"/>
      <text:p text:style-name="P3">Or il y a 3 palettes par alvéole</text:p>
      <text:p text:style-name="P3"/>
      <text:p text:style-name="P3">donc la longueur minimum d'une lisse sera de : 900 x 3 = <text:span text:style-name="T2">2700 mm</text:span></text:p>
      <text:p text:style-name="P3"/>
      <text:h text:style-name="Heading_20_3" text:outline-level="3">Charge utile par alvéole</text:h>
      <text:p text:style-name="P5">Charge utile par alvéole = Poids d'une palette chargée x nombre de palettes par alvéoles</text:p>
      <text:p text:style-name="P6"><text:tab/><text:span text:style-name="T4">= 798 Kg x 3 palettes</text:span></text:p>
      <text:p text:style-name="P6"><text:tab/><text:span text:style-name="T4">= 2394 Kg</text:span></text:p>
      <text:p text:style-name="Standard"/>
      <text:p text:style-name="P5">Donc la charge utile minimum par alvéole se de : <text:span text:style-name="T2">2394 kg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72df1" style:font-size-asian="10pt" style:font-size-complex="10pt"/>
    </style:style>
    <style:style style:name="MP2" style:family="paragraph" style:parent-style-name="Header">
      <style:text-properties fo:font-size="10pt" officeooo:rsid="001adc7e" officeooo:paragraph-rsid="00072df1" style:font-size-asian="10pt" style:font-size-complex="10pt"/>
    </style:style>
    <style:style style:name="MT1" style:family="text">
      <style:text-properties officeooo:rsid="0010e782"/>
    </style:style>
    <style:page-layout style:name="Mpm1">
      <style:page-layout-properties fo:page-width="21.001cm" fo:page-height="29.7cm" style:num-format="1" style:print-orientation="portrait" fo:margin-top="1.05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UT QLIO – Gestion physique des stocks<text:tab/><text:tab/>Ex<text:span text:style-name="MT1">10</text:span> : <text:span text:style-name="MT1">Palettier</text:span></text:p>
        <text:p text:style-name="MP2">Stéphane WAH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01:15:04.214000000</meta:creation-date>
    <meta:editing-duration>PT24M42S</meta:editing-duration>
    <meta:editing-cycles>7</meta:editing-cycles>
    <meta:generator>LibreOffice/5.0.3.2$Windows_X86_64 LibreOffice_project/e5f16313668ac592c1bfb310f4390624e3dbfb75</meta:generator>
    <dc:date>2015-11-19T01:42:56.771000000</dc:date>
    <meta:document-statistic meta:table-count="0" meta:image-count="0" meta:object-count="0" meta:page-count="1" meta:paragraph-count="28" meta:word-count="220" meta:character-count="1070" meta:non-whitespace-character-count="868"/>
  </office:meta>
</office:document-meta>
</file>